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"/>
  <manifest:file-entry manifest:full-path="ObjectReplacements/Object 26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cff1" officeooo:paragraph-rsid="001dcff1" style:font-weight-asian="bold" style:font-weight-complex="bold"/>
    </style:style>
    <style:style style:name="P2" style:family="paragraph" style:parent-style-name="Standard">
      <style:text-properties fo:font-weight="bold" officeooo:rsid="001fa2c1" officeooo:paragraph-rsid="001fa2c1" style:font-weight-asian="bold" style:font-weight-complex="bold"/>
    </style:style>
    <style:style style:name="P3" style:family="paragraph" style:parent-style-name="Standard">
      <style:text-properties fo:font-weight="bold" officeooo:rsid="002120b9" officeooo:paragraph-rsid="002120b9" style:font-weight-asian="bold" style:font-weight-complex="bold"/>
    </style:style>
    <style:style style:name="P4" style:family="paragraph" style:parent-style-name="Standard">
      <style:text-properties fo:font-size="20pt" fo:font-weight="bold" officeooo:rsid="001dcff1" officeooo:paragraph-rsid="001dcff1" style:font-size-asian="20pt" style:font-weight-asian="bold" style:font-size-complex="20pt" style:font-weight-complex="bold"/>
    </style:style>
    <style:style style:name="P5" style:family="paragraph" style:parent-style-name="Standard">
      <style:text-properties fo:font-weight="normal" officeooo:rsid="001dcff1" officeooo:paragraph-rsid="001dcff1" style:font-weight-asian="normal" style:font-weight-complex="normal"/>
    </style:style>
    <style:style style:name="P6" style:family="paragraph" style:parent-style-name="Standard">
      <style:text-properties fo:font-weight="normal" officeooo:rsid="002120b9" officeooo:paragraph-rsid="001fa2c1" style:font-weight-asian="normal" style:font-weight-complex="normal"/>
    </style:style>
    <style:style style:name="P7" style:family="paragraph" style:parent-style-name="Standard">
      <style:text-properties fo:font-weight="normal" officeooo:rsid="002120b9" officeooo:paragraph-rsid="002120b9" style:font-weight-asian="normal" style:font-weight-complex="normal"/>
    </style:style>
    <style:style style:name="P8" style:family="paragraph" style:parent-style-name="Standard">
      <style:text-properties fo:font-weight="normal" officeooo:rsid="0022d52b" officeooo:paragraph-rsid="002120b9" style:font-weight-asian="normal" style:font-weight-complex="normal"/>
    </style:style>
    <style:style style:name="P9" style:family="paragraph" style:parent-style-name="Standard">
      <style:text-properties fo:font-weight="normal" officeooo:rsid="002480a4" officeooo:paragraph-rsid="002480a4" style:font-weight-asian="normal" style:font-weight-complex="normal"/>
    </style:style>
    <style:style style:name="P10" style:family="paragraph" style:parent-style-name="Standard">
      <style:text-properties fo:font-weight="normal" officeooo:rsid="00255017" officeooo:paragraph-rsid="00255017" style:font-weight-asian="normal" style:font-weight-complex="normal"/>
    </style:style>
    <style:style style:name="P11" style:family="paragraph" style:parent-style-name="Standard">
      <style:text-properties fo:font-weight="bold" officeooo:rsid="002480a4" officeooo:paragraph-rsid="002480a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20b9" style:font-weight-asian="normal" style:font-weight-complex="normal"/>
    </style:style>
    <style:style style:name="T3" style:family="text">
      <style:text-properties fo:font-weight="normal" officeooo:rsid="0022d52b" style:font-weight-asian="normal" style:font-weight-complex="normal"/>
    </style:style>
    <style:style style:name="T4" style:family="text">
      <style:text-properties fo:font-weight="normal" officeooo:rsid="002480a4" style:font-weight-asian="normal" style:font-weight-complex="normal"/>
    </style:style>
    <style:style style:name="T5" style:family="text">
      <style:text-properties officeooo:rsid="00255017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O Broer Fysik</text:p>
      <text:p text:style-name="P5"/>
      <text:p text:style-name="P1">Kraftmoment</text:p>
      <text:p text:style-name="P5"/>
      <text:p text:style-name="P1"><text:span text:style-name="T1"><draw:frame draw:style-name="fr2" draw:name="Object2" text:anchor-type="as-char" svg:y="-0.393cm" svg:width="1.312cm" svg:height="0.49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: Kraft der påvirker som moment</text:span></text:p>
      <text:p text:style-name="P5"/>
      <text:p text:style-name="P1"><text:span text:style-name="T1"><draw:frame draw:style-name="fr2" draw:name="Object1" text:anchor-type="as-char" svg:y="-0.393cm" svg:width="1.169cm" svg:height="0.49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: Afstand mellem centrum og kraft</text:span></text:p>
      <text:p text:style-name="P5"/>
      <text:p text:style-name="P1"><text:span text:style-name="T1"><draw:frame draw:style-name="fr2" draw:name="Object3" text:anchor-type="as-char" svg:y="-0.393cm" svg:width="4.369cm" svg:height="0.497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: Kraftmoment</text:span></text:p>
      <text:p text:style-name="P5"/>
      <text:p text:style-name="P1"><text:span text:style-name="T1"><draw:frame draw:style-name="fr2" draw:name="Object4" text:anchor-type="as-char" svg:y="-0.393cm" svg:width="5.703cm" svg:height="0.513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: Kraft moment, med vinklet kraft</text:span></text:p>
      <text:p text:style-name="P5"/>
      <text:p text:style-name="P2"><text:span text:style-name="T1">Positiv kraftmoment = Mod uret </text:span><text:span text:style-name="T2">= Top til venstre</text:span></text:p>
      <text:p text:style-name="P2"><text:span text:style-name="T1">Negativ kratmoment = Med uret </text:span><text:span text:style-name="T2">= Top til højre</text:span></text:p>
      <text:p text:style-name="P6"/>
      <text:p text:style-name="P3"><text:span text:style-name="T1">Vippe</text:span><text:span text:style-name="T1"><draw:frame draw:style-name="fr2" draw:name="Object5" text:anchor-type="as-char" svg:y="-0.393cm" svg:width="0.607cm" svg:height="0.563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">,</text:span><text:span text:style-name="T1"><draw:frame draw:style-name="fr2" draw:name="Object6" text:anchor-type="as-char" svg:y="-0.393cm" svg:width="0.607cm" svg:height="0.563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">,</text:span><text:span text:style-name="T1"><draw:frame draw:style-name="fr2" draw:name="Object7" text:anchor-type="as-char" svg:y="-0.393cm" svg:width="0.855cm" svg:height="0.563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">,</text:span><text:span text:style-name="T1"><draw:frame draw:style-name="fr2" draw:name="Object8" text:anchor-type="as-char" svg:y="-0.393cm" svg:width="0.855cm" svg:height="0.563cm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7"/>
      <text:p text:style-name="P3"><text:span text:style-name="T1">// </text:span><text:span text:style-name="T3">TODO indsæt billede af vippe på tavle </text:span><text:span text:style-name="T4">17-3-2022</text:span></text:p>
      <text:p text:style-name="P7"><draw:frame draw:style-name="fr2" draw:name="Object15" text:anchor-type="as-char" svg:y="-0.393cm" svg:width="0.714cm" svg:height="0.563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7"><draw:frame draw:style-name="fr2" draw:name="Object9" text:anchor-type="as-char" svg:y="-0.393cm" svg:width="2.556cm" svg:height="0.563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7"/>
      <text:p text:style-name="P7"><draw:frame draw:style-name="fr2" draw:name="Object10" text:anchor-type="as-char" svg:y="-0.393cm" svg:width="2.556cm" svg:height="0.563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7"/>
      <text:p text:style-name="P3"><text:span text:style-name="T1"><draw:frame draw:style-name="fr2" draw:name="Object11" text:anchor-type="as-char" svg:y="-0.393cm" svg:width="2.415cm" svg:height="0.563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1">: </text:span><text:span text:style-name="T3">Vinkelhastighed er konstant</text:span></text:p>
      <text:p text:style-name="P7"/>
      <text:p text:style-name="P3"><text:span text:style-name="T1"><draw:frame draw:style-name="fr2" draw:name="Object12" text:anchor-type="as-char" svg:y="-0.393cm" svg:width="2.415cm" svg:height="0.563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">: </text:span><text:span text:style-name="T1"><draw:frame draw:style-name="fr2" draw:name="Object13" text:anchor-type="as-char" svg:y="-0.393cm" svg:width="0.85cm" svg:height="0.563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3">er størst, og vipper derfor vippen i retningen</text:span><text:span text:style-name="T3"><draw:frame draw:style-name="fr2" draw:name="Object14" text:anchor-type="as-char" svg:y="-0.393cm" svg:width="0.714cm" svg:height="0.563cm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8"/>
      <text:p text:style-name="P11">Statik</text:p>
      <text:p text:style-name="P11"/>
      <text:p text:style-name="P9"><draw:frame draw:style-name="fr1" draw:name="Object16" text:anchor-type="as-char" svg:y="-0.432cm" svg:width="4.738cm" svg:height="0.601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9"/>
      <text:p text:style-name="P9"><draw:frame draw:style-name="fr1" draw:name="Object17" text:anchor-type="as-char" svg:y="-0.432cm" svg:width="4.738cm" svg:height="0.601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9"/>
      <text:p text:style-name="P9"><draw:frame draw:style-name="fr1" draw:name="Object18" text:anchor-type="as-char" svg:y="-0.432cm" svg:width="4.614cm" svg:height="0.601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9"/>
      <text:p text:style-name="P9">Eksempel: regn krafter på bro</text:p>
      <text:p text:style-name="P9"/>
      <text:p text:style-name="P9">// TODO indsæt billede af bro fra tavle 18-3-2022</text:p>
      <text:p text:style-name="P9"/>
      <text:p text:style-name="P9"><draw:frame draw:style-name="fr1" draw:name="Object20" text:anchor-type="as-char" svg:y="-0.393cm" svg:width="2.775cm" svg:height="0.563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9"/>
      <text:p text:style-name="P9"><draw:frame draw:style-name="fr1" draw:name="Object21" text:anchor-type="as-char" svg:y="-0.393cm" svg:width="2.736cm" svg:height="0.563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9"/>
      <text:p text:style-name="P9"><draw:frame draw:style-name="fr1" draw:name="Object22" text:anchor-type="as-char" svg:y="-0.393cm" svg:width="1.572cm" svg:height="0.492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9"/>
      <text:p text:style-name="P9"><text:soft-page-break/>Step 1: <text:span text:style-name="T5">Bestem </text:span><text:span text:style-name="T5"><draw:frame draw:style-name="fr1" draw:name="Object28" text:anchor-type="as-char" svg:y="-0.393cm" svg:width="0.669cm" svg:height="0.563cm" draw:z-index="27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9"/>
      <text:p text:style-name="P9"><draw:frame draw:style-name="fr1" draw:name="Object19" text:anchor-type="as-char" svg:y="-0.393cm" svg:width="2.609cm" svg:height="0.563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9"/>
      <text:p text:style-name="P9"><draw:frame draw:style-name="fr1" draw:name="Object23" text:anchor-type="as-char" svg:y="-0.644cm" svg:width="4.47cm" svg:height="1.046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9"/>
      <text:p text:style-name="P9"><draw:frame draw:style-name="fr1" draw:name="Object24" text:anchor-type="as-char" svg:y="-0.393cm" svg:width="3.401cm" svg:height="0.563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9"/>
      <text:p text:style-name="P9"><draw:frame draw:style-name="fr1" draw:name="Object25" text:anchor-type="as-char" svg:y="-0.393cm" svg:width="2.529cm" svg:height="0.563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9"/>
      <text:p text:style-name="P9"><draw:frame draw:style-name="fr1" draw:name="Object26" text:anchor-type="as-char" svg:y="-0.644cm" svg:width="4.429cm" svg:height="1.046cm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9"/>
      <text:p text:style-name="P9"><draw:frame draw:style-name="fr1" draw:name="Object27" text:anchor-type="as-char" svg:y="-0.393cm" svg:width="2.956cm" svg:height="0.563cm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9"/>
      <text:p text:style-name="P10">Step 2: Tjek ligevægtsligningerne</text:p>
      <text:p text:style-name="P10"/>
      <text:p text:style-name="P10"><draw:frame draw:style-name="fr1" draw:name="Object29" text:anchor-type="as-char" svg:y="-0.432cm" svg:width="6.445cm" svg:height="0.601cm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P10"/>
      <text:p text:style-name="P10"><draw:frame draw:style-name="fr1" draw:name="Object30" text:anchor-type="as-char" svg:y="-0.432cm" svg:width="1.905cm" svg:height="0.601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10"/>
      <text:p text:style-name="P10"><draw:frame draw:style-name="fr1" draw:name="Object31" text:anchor-type="as-char" svg:y="-0.432cm" svg:width="5.059cm" svg:height="0.601cm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10"/>
      <text:p text:style-name="P10"><draw:frame draw:style-name="fr1" draw:name="Object32" text:anchor-type="as-char" svg:y="-0.393cm" svg:width="2.932cm" svg:height="0.513cm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P10"/>
      <text:p text:style-name="P10">Step 3: Bestem kræfterne, 2 ligninger med 2 ubekendte</text:p>
      <text:p text:style-name="P10"/>
      <text:p text:style-name="P10">Rotation om <draw:frame draw:style-name="fr1" draw:name="Object36" text:anchor-type="as-char" svg:y="-0.393cm" svg:width="1.094cm" svg:height="0.563cm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10"/>
      <text:p text:style-name="P10"><draw:frame draw:style-name="fr1" draw:name="Object33" text:anchor-type="as-char" svg:y="-0.432cm" svg:width="8.267cm" svg:height="0.601cm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10"/>
      <text:p text:style-name="P10"><draw:frame draw:style-name="fr1" draw:name="Object34" text:anchor-type="as-char" svg:y="-0.393cm" svg:width="8.894cm" svg:height="0.563cm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10"/>
      <text:p text:style-name="P10">Vi ændre vores omdregningspunkt</text:p>
      <text:p text:style-name="P10"/>
      <text:p text:style-name="P10">Rotation om <draw:frame draw:style-name="fr1" draw:name="Object37" text:anchor-type="as-char" svg:y="-0.393cm" svg:width="0.975cm" svg:height="0.563cm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P10"/>
      <text:p text:style-name="P10"><draw:frame draw:style-name="fr1" draw:name="Object35" text:anchor-type="as-char" svg:y="-0.432cm" svg:width="9.753cm" svg:height="0.601cm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10"/>
      <text:p text:style-name="P10"><draw:frame draw:style-name="fr1" draw:name="Object38" text:anchor-type="as-char" svg:y="-0.644cm" svg:width="7.502cm" svg:height="1.046cm" draw:z-index="37"><draw:object xlink:href="./Object 38" xlink:type="simple" xlink:show="embed" xlink:actuate="onLoad"/><draw:image xlink:href="./ObjectReplacements/Object 38" xlink:type="simple" xlink:show="embed" xlink:actuate="onLoad"/></draw:frame></text:p>
      <text:p text:style-name="P10"/>
      <text:p text:style-name="P10"><draw:frame draw:style-name="fr1" draw:name="Object39" text:anchor-type="as-char" svg:y="-0.393cm" svg:width="10.717cm" svg:height="0.563cm" draw:z-index="38"><draw:object xlink:href="./Object 39" xlink:type="simple" xlink:show="embed" xlink:actuate="onLoad"/><draw:image xlink:href="./ObjectReplacements/Object 39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DK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n" fo:country="DK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7T14:06:58.201935873</meta:creation-date>
    <dc:date>2022-03-18T11:35:43.208701738</dc:date>
    <meta:editing-duration>PT46M14S</meta:editing-duration>
    <meta:editing-cycles>7</meta:editing-cycles>
    <meta:generator>LibreOffice/7.3.1.3$Linux_X86_64 LibreOffice_project/30$Build-3</meta:generator>
    <meta:document-statistic meta:table-count="0" meta:image-count="0" meta:object-count="39" meta:page-count="2" meta:paragraph-count="45" meta:word-count="108" meta:character-count="634" meta:non-whitespace-character-count="545"/>
  </office:meta>
</office:document-meta>
</file>

<file path=Object 1/content.xml><?xml version="1.0" encoding="utf-8"?>
<math xmlns="http://www.w3.org/1998/Math/MathML" display="block">
  <semantics>
    <mrow>
      <mi>r</mi>
      <mrow>
        <mo fence="true" form="prefix" stretchy="false">[</mo>
        <mrow>
          <mi>m</mi>
        </mrow>
        <mo fence="true" form="postfix" stretchy="false">]</mo>
      </mrow>
    </mrow>
    <annotation encoding="StarMath 5.0">r [ m ]</annotation>
  </semantics>
</math>
</file>

<file path=Object 10/content.xml><?xml version="1.0" encoding="utf-8"?>
<math xmlns="http://www.w3.org/1998/Math/MathML" display="block">
  <semantics>
    <mrow>
      <msub>
        <mi>M</mi>
        <mn>2</mn>
      </msub>
      <mo stretchy="false">=</mo>
      <mrow>
        <msub>
          <mi>F</mi>
          <mrow>
            <mi>t</mi>
            <mn>2</mn>
          </mrow>
        </msub>
        <mo stretchy="false">+</mo>
        <msub>
          <mi>r</mi>
          <mn>2</mn>
        </msub>
      </mrow>
    </mrow>
    <annotation encoding="StarMath 5.0">M_2 = F_t2 + r_2</annotation>
  </semantics>
</math>
</file>

<file path=Object 11/content.xml><?xml version="1.0" encoding="utf-8"?>
<math xmlns="http://www.w3.org/1998/Math/MathML" display="block">
  <semantics>
    <mrow>
      <mrow>
        <msub>
          <mi>M</mi>
          <mn>1</mn>
        </msub>
        <mo stretchy="false">+</mo>
        <msub>
          <mi>M</mi>
          <mn>2</mn>
        </msub>
      </mrow>
      <mo stretchy="false">=</mo>
      <mn>0</mn>
    </mrow>
    <annotation encoding="StarMath 5.0">M_1 + M_2 = 0</annotation>
  </semantics>
</math>
</file>

<file path=Object 12/content.xml><?xml version="1.0" encoding="utf-8"?>
<math xmlns="http://www.w3.org/1998/Math/MathML" display="block">
  <semantics>
    <mrow>
      <mrow>
        <msub>
          <mi>M</mi>
          <mn>1</mn>
        </msub>
        <mo stretchy="false">−</mo>
        <msub>
          <mi>M</mi>
          <mn>2</mn>
        </msub>
      </mrow>
      <mo stretchy="false">&lt;</mo>
      <mn>0</mn>
    </mrow>
    <annotation encoding="StarMath 5.0">M_1 - M_2 &lt; 0</annotation>
  </semantics>
</math>
</file>

<file path=Object 13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14/content.xml><?xml version="1.0" encoding="utf-8"?>
<math xmlns="http://www.w3.org/1998/Math/MathML" display="block">
  <semantics>
    <msub>
      <mi>F</mi>
      <mn>2</mn>
    </msub>
    <annotation encoding="StarMath 5.0">F_2</annotation>
  </semantics>
</math>
</file>

<file path=Object 15/content.xml><?xml version="1.0" encoding="utf-8"?>
<math xmlns="http://www.w3.org/1998/Math/MathML" display="block">
  <semantics>
    <msub>
      <mi>F</mi>
      <mn>2</mn>
    </msub>
    <annotation encoding="StarMath 5.0">F_2</annotation>
  </semantics>
</math>
</file>

<file path=Object 16/content.xml><?xml version="1.0" encoding="utf-8"?>
<math xmlns="http://www.w3.org/1998/Math/MathML" display="block">
  <semantics>
    <mrow>
      <mrow>
        <mrow>
          <mo stretchy="false">∑</mo>
          <msub>
            <mi>F</mi>
            <mrow>
              <mi>x</mi>
              <mn>1</mn>
            </mrow>
          </msub>
        </mrow>
        <mo stretchy="false">+</mo>
        <msub>
          <mi>F</mi>
          <mrow>
            <mi>x</mi>
            <mn>2</mn>
          </mrow>
        </msub>
        <mo stretchy="false">+</mo>
        <msub>
          <mi>F</mi>
          <mi mathvariant="italic">xn</mi>
        </msub>
        <mo stretchy="false">+</mo>
        <mn>...</mn>
      </mrow>
      <mo stretchy="false">=</mo>
      <mn>0</mn>
    </mrow>
    <annotation encoding="StarMath 5.0">sum F_x1 + F_x2 + F_xn + ... = 0</annotation>
  </semantics>
</math>
</file>

<file path=Object 17/content.xml><?xml version="1.0" encoding="utf-8"?>
<math xmlns="http://www.w3.org/1998/Math/MathML" display="block">
  <semantics>
    <mrow>
      <mrow>
        <mrow>
          <mo stretchy="false">∑</mo>
          <msub>
            <mi>F</mi>
            <mrow>
              <mi>x</mi>
              <mn>1</mn>
            </mrow>
          </msub>
        </mrow>
        <mo stretchy="false">+</mo>
        <msub>
          <mi>F</mi>
          <mrow>
            <mi>x</mi>
            <mn>2</mn>
          </mrow>
        </msub>
        <mo stretchy="false">+</mo>
        <msub>
          <mi>F</mi>
          <mi mathvariant="italic">xn</mi>
        </msub>
        <mo stretchy="false">+</mo>
        <mn>...</mn>
      </mrow>
      <mo stretchy="false">=</mo>
      <mn>0</mn>
    </mrow>
    <annotation encoding="StarMath 5.0">sum F_x1 + F_x2 + F_xn + ... = 0</annotation>
  </semantics>
</math>
</file>

<file path=Object 18/content.xml><?xml version="1.0" encoding="utf-8"?>
<math xmlns="http://www.w3.org/1998/Math/MathML" display="block">
  <semantics>
    <mrow>
      <mrow>
        <mrow>
          <mo stretchy="false">∑</mo>
          <msub>
            <mi>M</mi>
            <mn>1</mn>
          </msub>
        </mrow>
        <mo stretchy="false">+</mo>
        <msub>
          <mi>M</mi>
          <mn>2</mn>
        </msub>
        <mo stretchy="false">+</mo>
        <msub>
          <mi>M</mi>
          <mi>n</mi>
        </msub>
        <mo stretchy="false">+</mo>
        <mn>...</mn>
      </mrow>
      <mo stretchy="false">=</mo>
      <mn>0</mn>
    </mrow>
    <annotation encoding="StarMath 5.0">sum M_1 + M_2 + M_n + ... = 0</annotation>
  </semantics>
</math>
</file>

<file path=Object 19/content.xml><?xml version="1.0" encoding="utf-8"?>
<math xmlns="http://www.w3.org/1998/Math/MathML" display="block">
  <semantics>
    <mrow>
      <mrow>
        <msub>
          <mi>F</mi>
          <mi mathvariant="italic">tbro</mi>
        </msub>
        <mo stretchy="false">=</mo>
        <msub>
          <mi>m</mi>
          <mi mathvariant="italic">bro</mi>
        </msub>
      </mrow>
      <mi>g</mi>
    </mrow>
    <annotation encoding="StarMath 5.0">F_tbro = m_bro g</annotation>
  </semantics>
</math>
</file>

<file path=Object 2/content.xml><?xml version="1.0" encoding="utf-8"?>
<math xmlns="http://www.w3.org/1998/Math/MathML" display="block">
  <semantics>
    <mrow>
      <mi>F</mi>
      <mrow>
        <mo fence="true" form="prefix" stretchy="false">[</mo>
        <mrow>
          <mi>N</mi>
        </mrow>
        <mo fence="true" form="postfix" stretchy="false">]</mo>
      </mrow>
    </mrow>
    <annotation encoding="StarMath 5.0">F [ N ]</annotation>
  </semantics>
</math>
</file>

<file path=Object 20/content.xml><?xml version="1.0" encoding="utf-8"?>
<math xmlns="http://www.w3.org/1998/Math/MathML" display="block">
  <semantics>
    <mrow>
      <mrow>
        <msub>
          <mi>m</mi>
          <mi mathvariant="italic">bro</mi>
        </msub>
        <mo stretchy="false">=</mo>
        <mn>270</mn>
      </mrow>
      <mi mathvariant="italic">kg</mi>
    </mrow>
    <annotation encoding="StarMath 5.0">m_bro = 270 kg</annotation>
  </semantics>
</math>
</file>

<file path=Object 21/content.xml><?xml version="1.0" encoding="utf-8"?>
<math xmlns="http://www.w3.org/1998/Math/MathML" display="block">
  <semantics>
    <mrow>
      <mrow>
        <msub>
          <mi>m</mi>
          <mi mathvariant="italic">lod</mi>
        </msub>
        <mo stretchy="false">=</mo>
        <mn>150</mn>
      </mrow>
      <mi mathvariant="italic">kg</mi>
    </mrow>
    <annotation encoding="StarMath 5.0">m_lod = 150 kg</annotation>
  </semantics>
</math>
</file>

<file path=Object 22/content.xml><?xml version="1.0" encoding="utf-8"?>
<math xmlns="http://www.w3.org/1998/Math/MathML" display="block">
  <semantics>
    <mrow>
      <mrow>
        <mi>L</mi>
        <mo stretchy="false">=</mo>
        <mn>5</mn>
      </mrow>
      <mi>m</mi>
    </mrow>
    <annotation encoding="StarMath 5.0">L = 5 m</annotation>
  </semantics>
</math>
</file>

<file path=Object 23/content.xml><?xml version="1.0" encoding="utf-8"?>
<math xmlns="http://www.w3.org/1998/Math/MathML" display="block">
  <semantics>
    <mrow>
      <mrow>
        <msub>
          <mi>F</mi>
          <mi mathvariant="italic">tbro</mi>
        </msub>
        <mo stretchy="false">=</mo>
        <mn>270</mn>
      </mrow>
      <mi mathvariant="italic">kg</mi>
      <mn>9,82</mn>
      <mfrac>
        <mi>N</mi>
        <mi mathvariant="italic">kg</mi>
      </mfrac>
    </mrow>
    <annotation encoding="StarMath 5.0">F_tbro = 270 kg 9,82 N over kg</annotation>
  </semantics>
</math>
</file>

<file path=Object 24/content.xml><?xml version="1.0" encoding="utf-8"?>
<math xmlns="http://www.w3.org/1998/Math/MathML" display="block">
  <semantics>
    <mrow>
      <mrow>
        <msub>
          <mi>F</mi>
          <mi mathvariant="italic">tbro</mi>
        </msub>
        <mo stretchy="false">=</mo>
        <mn>2651,4</mn>
      </mrow>
      <mi>N</mi>
    </mrow>
    <annotation encoding="StarMath 5.0">F_tbro = 2651,4 N</annotation>
  </semantics>
</math>
</file>

<file path=Object 25/content.xml><?xml version="1.0" encoding="utf-8"?>
<math xmlns="http://www.w3.org/1998/Math/MathML" display="block">
  <semantics>
    <mrow>
      <mrow>
        <msub>
          <mi>F</mi>
          <mi mathvariant="italic">tlod</mi>
        </msub>
        <mo stretchy="false">=</mo>
        <msub>
          <mi>m</mi>
          <mi mathvariant="italic">lod</mi>
        </msub>
      </mrow>
      <mi>g</mi>
    </mrow>
    <annotation encoding="StarMath 5.0">F_tlod = m_lod g</annotation>
  </semantics>
</math>
</file>

<file path=Object 26/content.xml><?xml version="1.0" encoding="utf-8"?>
<math xmlns="http://www.w3.org/1998/Math/MathML" display="block">
  <semantics>
    <mrow>
      <mrow>
        <msub>
          <mi>F</mi>
          <mi mathvariant="italic">tlod</mi>
        </msub>
        <mo stretchy="false">=</mo>
        <mn>150</mn>
      </mrow>
      <mi mathvariant="italic">kg</mi>
      <mn>9,82</mn>
      <mfrac>
        <mi>N</mi>
        <mi mathvariant="italic">kg</mi>
      </mfrac>
    </mrow>
    <annotation encoding="StarMath 5.0">F_tlod = 150 kg 9,82 N over kg</annotation>
  </semantics>
</math>
</file>

<file path=Object 27/content.xml><?xml version="1.0" encoding="utf-8"?>
<math xmlns="http://www.w3.org/1998/Math/MathML" display="block">
  <semantics>
    <mrow>
      <mrow>
        <msub>
          <mi>F</mi>
          <mi mathvariant="italic">tlod</mi>
        </msub>
        <mo stretchy="false">=</mo>
        <mn>1473</mn>
      </mrow>
      <mi>N</mi>
    </mrow>
    <annotation encoding="StarMath 5.0">F_tlod = 1473 N</annotation>
  </semantics>
</math>
</file>

<file path=Object 28/content.xml><?xml version="1.0" encoding="utf-8"?>
<math xmlns="http://www.w3.org/1998/Math/MathML" display="block">
  <semantics>
    <msub>
      <mi>F</mi>
      <mi>t</mi>
    </msub>
    <annotation encoding="StarMath 5.0">F_t</annotation>
  </semantics>
</math>
</file>

<file path=Object 29/content.xml><?xml version="1.0" encoding="utf-8"?>
<math xmlns="http://www.w3.org/1998/Math/MathML" display="block">
  <semantics>
    <mrow>
      <mrow>
        <mo stretchy="false">∑</mo>
        <msub>
          <mi>F</mi>
          <mi>y</mi>
        </msub>
      </mrow>
      <mo stretchy="false">=</mo>
      <mrow>
        <msub>
          <mi>F</mi>
          <mi mathvariant="italic">NA</mi>
        </msub>
        <mo stretchy="false">+</mo>
        <msub>
          <mi>F</mi>
          <mi mathvariant="italic">NA</mi>
        </msub>
        <mo stretchy="false">+</mo>
        <msub>
          <mi>F</mi>
          <mi mathvariant="italic">tbro</mi>
        </msub>
        <mo stretchy="false">+</mo>
        <msub>
          <mi>F</mi>
          <mi mathvariant="italic">tlod</mi>
        </msub>
      </mrow>
      <mo stretchy="false">=</mo>
      <mn>0</mn>
    </mrow>
    <annotation encoding="StarMath 5.0">sum F_y =  {F_NA + F_NA + F_tbro + F_tlod } = 0</annotation>
  </semantics>
</math>
</file>

<file path=Object 3/content.xml><?xml version="1.0" encoding="utf-8"?>
<math xmlns="http://www.w3.org/1998/Math/MathML" display="block">
  <semantics>
    <mrow>
      <mi>M</mi>
      <mrow>
        <mrow>
          <mo fence="true" form="prefix" stretchy="false">[</mo>
          <mrow>
            <mi mathvariant="italic">Nm</mi>
          </mrow>
          <mo fence="true" form="postfix" stretchy="false">]</mo>
        </mrow>
        <mo stretchy="false">=</mo>
        <mi>F</mi>
      </mrow>
      <mrow>
        <mrow>
          <mo fence="true" form="prefix" stretchy="false">[</mo>
          <mrow>
            <mi>N</mi>
          </mrow>
          <mo fence="true" form="postfix" stretchy="false">]</mo>
        </mrow>
        <mo stretchy="false">⋅</mo>
        <mi>r</mi>
      </mrow>
      <mrow>
        <mo fence="true" form="prefix" stretchy="false">[</mo>
        <mrow>
          <mi>m</mi>
        </mrow>
        <mo fence="true" form="postfix" stretchy="false">]</mo>
      </mrow>
    </mrow>
    <annotation encoding="StarMath 5.0">M [Nm] = F [N] cdot r [ m ]</annotation>
  </semantics>
</math>
</file>

<file path=Object 30/content.xml><?xml version="1.0" encoding="utf-8"?>
<math xmlns="http://www.w3.org/1998/Math/MathML" display="block">
  <semantics>
    <mrow>
      <mrow>
        <mo stretchy="false">∑</mo>
        <msub>
          <mi>F</mi>
          <mi>x</mi>
        </msub>
      </mrow>
      <mo stretchy="false">=</mo>
      <mn>0</mn>
    </mrow>
    <annotation encoding="StarMath 5.0">sum F_x = 0</annotation>
  </semantics>
</math>
</file>

<file path=Object 31/content.xml><?xml version="1.0" encoding="utf-8"?>
<math xmlns="http://www.w3.org/1998/Math/MathML" display="block">
  <semantics>
    <mrow>
      <mrow>
        <mo stretchy="false">∑</mo>
        <mi>M</mi>
      </mrow>
      <mo stretchy="false">=</mo>
      <mrow>
        <msub>
          <mi>M</mi>
          <mi>A</mi>
        </msub>
        <mo stretchy="false">+</mo>
        <msub>
          <mi>M</mi>
          <mi mathvariant="italic">lod</mi>
        </msub>
        <mo stretchy="false">+</mo>
        <msub>
          <mi>M</mi>
          <mi>b</mi>
        </msub>
      </mrow>
      <mo stretchy="false">=</mo>
      <mn>0</mn>
    </mrow>
    <annotation encoding="StarMath 5.0">sum M = M_A + M_lod + M_b = 0</annotation>
  </semantics>
</math>
</file>

<file path=Object 32/content.xml><?xml version="1.0" encoding="utf-8"?>
<math xmlns="http://www.w3.org/1998/Math/MathML" display="block">
  <semantics>
    <mrow>
      <mrow>
        <mi>M</mi>
        <mo stretchy="false">=</mo>
        <mi>F</mi>
      </mrow>
      <mi>r</mi>
      <mi>sin</mi>
      <mrow>
        <mo fence="true" form="prefix" stretchy="false">(</mo>
        <mrow>
          <mi>θ</mi>
        </mrow>
        <mo fence="true" form="postfix" stretchy="false">)</mo>
      </mrow>
    </mrow>
    <annotation encoding="StarMath 5.0">M = F r sin( %theta )</annotation>
  </semantics>
</math>
</file>

<file path=Object 33/content.xml><?xml version="1.0" encoding="utf-8"?>
<math xmlns="http://www.w3.org/1998/Math/MathML" display="block">
  <semantics>
    <mrow>
      <mrow>
        <mrow>
          <mo stretchy="false">∑</mo>
          <msub>
            <mi>F</mi>
            <mi>y</mi>
          </msub>
        </mrow>
        <mo stretchy="false">=</mo>
        <mrow>
          <msub>
            <mi>F</mi>
            <mi mathvariant="italic">NA</mi>
          </msub>
          <mo stretchy="false">+</mo>
          <msub>
            <mi>F</mi>
            <mi mathvariant="italic">NB</mi>
          </msub>
        </mrow>
        <mo stretchy="false">=</mo>
        <mn>2651,4</mn>
      </mrow>
      <mrow>
        <mi>N</mi>
        <mo stretchy="false">+</mo>
        <mn>1473</mn>
      </mrow>
      <mrow>
        <mi>N</mi>
        <mo stretchy="false">=</mo>
        <mn>0</mn>
      </mrow>
    </mrow>
    <annotation encoding="StarMath 5.0">sum F_y = F_NA + F_NB = 2651,4 N + 1473 N = 0</annotation>
  </semantics>
</math>
</file>

<file path=Object 34/content.xml><?xml version="1.0" encoding="utf-8"?>
<math xmlns="http://www.w3.org/1998/Math/MathML" display="block">
  <semantics>
    <mrow>
      <msub>
        <mi>F</mi>
        <mi mathvariant="italic">NA</mi>
      </msub>
      <mn>2,5</mn>
      <mrow>
        <mi>m</mi>
        <mo stretchy="false">+</mo>
        <mn>1473</mn>
      </mrow>
      <mi>N</mi>
      <mrow>
        <mrow>
          <mo fence="true" form="prefix" stretchy="false">(</mo>
          <mrow>
            <mrow>
              <mn>2,5</mn>
              <mrow>
                <mi>m</mi>
                <mo stretchy="false">−</mo>
                <mi>x</mi>
              </mrow>
            </mrow>
          </mrow>
          <mo fence="true" form="postfix" stretchy="false">)</mo>
        </mrow>
        <mo stretchy="false">+</mo>
        <msub>
          <mi>F</mi>
          <mi mathvariant="italic">NB</mi>
        </msub>
      </mrow>
      <mn>2,5</mn>
      <mrow>
        <mi>m</mi>
        <mo stretchy="false">=</mo>
        <mn>0</mn>
      </mrow>
    </mrow>
    <annotation encoding="StarMath 5.0">F_NA 2,5 m + 1473N( 2,5m-x )+F_NB 2,5m = 0</annotation>
  </semantics>
</math>
</file>

<file path=Object 35/content.xml><?xml version="1.0" encoding="utf-8"?>
<math xmlns="http://www.w3.org/1998/Math/MathML" display="block">
  <semantics>
    <mrow>
      <mrow>
        <mrow>
          <mo stretchy="false">∑</mo>
          <mi>M</mi>
        </mrow>
        <mo stretchy="false">=</mo>
        <msub>
          <mi>F</mi>
          <mi mathvariant="italic">NB</mi>
        </msub>
      </mrow>
      <mn>5</mn>
      <mrow>
        <mi>m</mi>
        <mo stretchy="false">+</mo>
        <mn>2651,4</mn>
      </mrow>
      <mi>N</mi>
      <mn>2,5</mn>
      <mrow>
        <mi>m</mi>
        <mo stretchy="false">+</mo>
        <mn>1473</mn>
      </mrow>
      <mi>N</mi>
      <mn>2</mn>
      <mrow>
        <mi>m</mi>
        <mo stretchy="false">=</mo>
        <mn>0</mn>
      </mrow>
    </mrow>
    <annotation encoding="StarMath 5.0">sum M = F_NB 5m + 2651,4 N 2,5 m + 1473 N 2 m = 0</annotation>
  </semantics>
</math>
</file>

<file path=Object 36/content.xml><?xml version="1.0" encoding="utf-8"?>
<math xmlns="http://www.w3.org/1998/Math/MathML" display="block">
  <semantics>
    <msub>
      <mi>F</mi>
      <mi mathvariant="italic">tbro</mi>
    </msub>
    <annotation encoding="StarMath 5.0">F_tbro</annotation>
  </semantics>
</math>
</file>

<file path=Object 37/content.xml><?xml version="1.0" encoding="utf-8"?>
<math xmlns="http://www.w3.org/1998/Math/MathML" display="block">
  <semantics>
    <msub>
      <mi>F</mi>
      <mi mathvariant="italic">NA</mi>
    </msub>
    <annotation encoding="StarMath 5.0">F_NA</annotation>
  </semantics>
</math>
</file>

<file path=Object 38/content.xml><?xml version="1.0" encoding="utf-8"?>
<math xmlns="http://www.w3.org/1998/Math/MathML" display="block">
  <semantics>
    <mrow>
      <msub>
        <mi>F</mi>
        <mi mathvariant="italic">NB</mi>
      </msub>
      <mo stretchy="false">=</mo>
      <mfrac>
        <mrow>
          <mrow>
            <mo stretchy="false">−</mo>
            <mn>2651,4</mn>
          </mrow>
          <mi>N</mi>
          <mn>2,5</mn>
          <mrow>
            <mi>m</mi>
            <mo stretchy="false">−</mo>
            <mn>1473</mn>
          </mrow>
          <mi>N</mi>
          <mn>2</mn>
          <mi>m</mi>
        </mrow>
        <mrow>
          <mn>5</mn>
          <mi>m</mi>
        </mrow>
      </mfrac>
    </mrow>
    <annotation encoding="StarMath 5.0">F_NB = { -2651,4 N 2,5 m - 1473 N 2 m } over { 5 m }</annotation>
  </semantics>
</math>
</file>

<file path=Object 39/content.xml><?xml version="1.0" encoding="utf-8"?>
<math xmlns="http://www.w3.org/1998/Math/MathML" display="block">
  <semantics>
    <mrow>
      <mrow>
        <msub>
          <mi>F</mi>
          <mi mathvariant="italic">NB</mi>
        </msub>
        <mo stretchy="false">=</mo>
        <mrow>
          <mo stretchy="false">−</mo>
          <mn>1914,9</mn>
        </mrow>
      </mrow>
      <mi>N</mi>
      <mrow>
        <mrow>
          <mrow>
            <mo fence="true" form="prefix" stretchy="false">(</mo>
            <mrow>
              <mrow>
                <mrow>
                  <mo stretchy="false">−</mo>
                  <mn>2651,4</mn>
                </mrow>
                <mi>N</mi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n>1473</mn>
                <mi>N</mi>
              </mrow>
            </mrow>
            <mo fence="true" form="postfix" stretchy="false">)</mo>
          </mrow>
        </mrow>
        <mo stretchy="false">=</mo>
        <mn>2209,5</mn>
      </mrow>
      <mi>N</mi>
    </mrow>
    <annotation encoding="StarMath 5.0">F_NB = -1914,9 N ( -2651,4 N )-( 1473 N ) = 2209,5 N</annotation>
  </semantics>
</math>
</file>

<file path=Object 4/content.xml><?xml version="1.0" encoding="utf-8"?>
<math xmlns="http://www.w3.org/1998/Math/MathML" display="block">
  <semantics>
    <mrow>
      <mi>M</mi>
      <mrow>
        <mrow>
          <mo fence="true" form="prefix" stretchy="false">[</mo>
          <mrow>
            <mi mathvariant="italic">Nm</mi>
          </mrow>
          <mo fence="true" form="postfix" stretchy="false">]</mo>
        </mrow>
        <mo stretchy="false">=</mo>
        <mi>F</mi>
      </mrow>
      <mrow>
        <mrow>
          <mo fence="true" form="prefix" stretchy="false">[</mo>
          <mrow>
            <mi>N</mi>
          </mrow>
          <mo fence="true" form="postfix" stretchy="false">]</mo>
        </mrow>
        <mo stretchy="false">⋅</mo>
        <mi>r</mi>
      </mrow>
      <mrow>
        <mrow>
          <mo fence="true" form="prefix" stretchy="false">[</mo>
          <mrow>
            <mi>m</mi>
          </mrow>
          <mo fence="true" form="postfix" stretchy="false">]</mo>
        </mrow>
        <mo stretchy="false">⋅</mo>
        <mi>sin</mi>
      </mrow>
      <mrow>
        <mo fence="true" form="prefix" stretchy="false">(</mo>
        <mrow>
          <mi>θ</mi>
        </mrow>
        <mo fence="true" form="postfix" stretchy="false">)</mo>
      </mrow>
    </mrow>
    <annotation encoding="StarMath 5.0">M [Nm] = F [N] cdot r [m] cdot sin ( %theta )</annotation>
  </semantics>
</math>
</file>

<file path=Object 5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6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7/content.xml><?xml version="1.0" encoding="utf-8"?>
<math xmlns="http://www.w3.org/1998/Math/MathML" display="block">
  <semantics>
    <msub>
      <mi>F</mi>
      <mrow>
        <mi>t</mi>
        <mn>1</mn>
      </mrow>
    </msub>
    <annotation encoding="StarMath 5.0">F_t1</annotation>
  </semantics>
</math>
</file>

<file path=Object 8/content.xml><?xml version="1.0" encoding="utf-8"?>
<math xmlns="http://www.w3.org/1998/Math/MathML" display="block">
  <semantics>
    <msub>
      <mi>F</mi>
      <mrow>
        <mi>t</mi>
        <mn>2</mn>
      </mrow>
    </msub>
    <annotation encoding="StarMath 5.0">F_t2</annotation>
  </semantics>
</math>
</file>

<file path=Object 9/content.xml><?xml version="1.0" encoding="utf-8"?>
<math xmlns="http://www.w3.org/1998/Math/MathML" display="block">
  <semantics>
    <mrow>
      <msub>
        <mi>M</mi>
        <mn>1</mn>
      </msub>
      <mo stretchy="false">=</mo>
      <mrow>
        <msub>
          <mi>F</mi>
          <mrow>
            <mi>t</mi>
            <mn>1</mn>
          </mrow>
        </msub>
        <mo stretchy="false">+</mo>
        <msub>
          <mi>r</mi>
          <mn>1</mn>
        </msub>
      </mrow>
    </mrow>
    <annotation encoding="StarMath 5.0">M_1=F_t1 + r_1</annotation>
  </semantics>
</math>
</file>